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umentation Movie API<text:tab/><text:tab/><text:tab/><text:tab/><text:tab/><text:s text:c="2"/>Maxime OBLE &amp; Pierre MOUCHEL</text:p>
      <text:p text:style-name="Normal"/>
      <text:p text:style-name="Normal"/>
      <text:p text:style-name="Normal"><text:tab/>Step 1 :<text:s/><text:a xlink:href="https://github.com/argotax/movieAPI" office:target-frame-name="_top" xlink:show="replace"><text:span text:style-name="Lienhypertexte">https://github.com/argotax/movieAPI</text:span></text:a></text:p>
      <text:p text:style-name="Normal"/>
      <text:p text:style-name="Normal"><text:tab/>Step 2 :<text:s/>installer les dépendances :<text:s/>npm install</text:p>
      <text:p text:style-name="Normal"/>
      <text:p text:style-name="Normal"><text:tab/>Step 3 : créer une table ‘films’ et configurer les paramètres de la bdd dans le fichier config du dossier config avant d’effectuer :<text:s/>npm<text:s/>run db db:migrate</text:p>
      <text:p text:style-name="Normal"/>
      <text:p text:style-name="Normal"><text:tab/>Step 4 : lancer le serveur : npm run start</text:p>
      <text:p text:style-name="Normal"/>
      <text:p text:style-name="Normal"><text:tab/>Step 5 : se rendre à l’adresse : ‘localhost :3000/movie’,<text:s/>‘localhost :3000/actor’,<text:s/>‘localhost :3000/category’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</meta:initial-creator>
    <dc:creator>Pierre</dc:creator>
    <meta:creation-date>2019-01-18T14:46:00Z</meta:creation-date>
    <dc:date>2019-01-18T14:56:00Z</dc:date>
    <meta:template xlink:href="Normal.dotm" xlink:type="simple"/>
    <meta:editing-cycles>10</meta:editing-cycles>
    <meta:editing-duration>PT600S</meta:editing-duration>
    <meta:document-statistic meta:page-count="1" meta:paragraph-count="1" meta:word-count="80" meta:character-count="523" meta:row-count="3" meta:non-whitespace-character-count="444"/>
  </office:meta>
</office:document-meta>
</file>